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6cm" style:rel-column-width="21840*"/>
    </style:style>
    <style:style style:name="Tabelle1.B" style:family="table-column">
      <style:table-column-properties style:column-width="5.667cm" style:rel-column-width="21847*"/>
    </style:style>
    <style:style style:name="Tabelle1.C" style:family="table-column">
      <style:table-column-properties style:column-width="5.667cm" style:rel-column-width="21848*"/>
    </style:style>
    <style:style style:name="Tabelle1.A1" style:family="table-cell">
      <style:table-cell-properties fo:padding-left="0cm" fo:padding-right="0cm" fo:padding-top="0cm" fo:padding-bottom="0.101cm" fo:border="none"/>
    </style:style>
    <style:style style:name="Tabelle1.C1" style:family="table-cell" style:data-style-name="N37">
      <style:table-cell-properties fo:padding-left="0cm" fo:padding-right="0cm" fo:padding-top="0cm" fo:padding-bottom="0.101cm" fo:border="none"/>
    </style:style>
    <style:style style:name="Tabelle2" style:family="table">
      <style:table-properties style:width="17.013cm" fo:margin-left="0cm" fo:margin-right="-0.012cm" table:align="margins"/>
    </style:style>
    <style:style style:name="Tabelle2.A" style:family="table-column">
      <style:table-column-properties style:column-width="5.666cm" style:rel-column-width="21824*"/>
    </style:style>
    <style:style style:name="Tabelle2.B" style:family="table-column">
      <style:table-column-properties style:column-width="5.667cm" style:rel-column-width="21831*"/>
    </style:style>
    <style:style style:name="Tabelle2.C" style:family="table-column">
      <style:table-column-properties style:column-width="5.68cm" style:rel-column-width="21880*"/>
    </style:style>
    <style:style style:name="Tabelle2.A1" style:family="table-cell">
      <style:table-cell-properties fo:padding-left="0cm" fo:padding-right="0cm" fo:padding-top="0cm" fo:padding-bottom="0.101cm" fo:border="none"/>
    </style:style>
    <style:style style:name="Tabelle2.C1" style:family="table-cell" style:data-style-name="N37">
      <style:table-cell-properties fo:padding-left="0cm" fo:padding-right="0cm" fo:padding-top="0cm" fo:padding-bottom="0.101cm" fo:border="none"/>
    </style:style>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style:font-size-asian="14pt" style:font-size-complex="14pt"/>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ize="12pt" style:font-size-asian="12pt" style:font-size-complex="12pt"/>
    </style:style>
    <style:style style:name="P4" style:family="paragraph" style:parent-style-name="Standard">
      <style:paragraph-properties fo:text-align="center" style:justify-single-word="false"/>
      <style:text-properties style:font-name="Arial" fo:font-size="17pt" style:text-underline-style="none" style:font-size-asian="17pt" style:font-size-complex="17pt"/>
    </style:style>
    <style:style style:name="P5" style:family="paragraph" style:parent-style-name="Table_20_Contents">
      <style:paragraph-properties fo:line-height="150%" fo:text-align="start" style:justify-single-word="false"/>
      <style:text-properties style:font-name="Arial" fo:font-size="12pt" style:font-size-asian="12pt" style:font-size-complex="12pt"/>
    </style:style>
    <style:style style:name="P6" style:family="paragraph" style:parent-style-name="Table_20_Contents">
      <style:paragraph-properties fo:line-height="150%" fo:text-align="start" style:justify-single-word="false"/>
      <style:text-properties style:font-name="Arial" fo:font-size="10pt" style:font-size-asian="10pt" style:font-size-complex="10pt"/>
    </style:style>
    <style:style style:name="P7" style:family="paragraph" style:parent-style-name="Table_20_Contents">
      <style:paragraph-properties fo:line-height="150%" fo:text-align="center" style:justify-single-word="false"/>
      <style:text-properties style:font-name="Arial" fo:font-size="10pt" style:font-size-asian="10pt" style:font-size-complex="10pt"/>
    </style:style>
    <style:style style:name="P8" style:family="paragraph" style:parent-style-name="Table_20_Contents">
      <style:paragraph-properties fo:line-height="150%" fo:text-align="end"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MT" fo:font-size="11pt" style:font-name-asian="ArialMT" style:font-size-asian="11pt" style:font-name-complex="ArialMT" style:font-size-complex="11pt"/>
    </style:style>
    <style:style style:name="P10" style:family="paragraph" style:parent-style-name="Standard">
      <style:paragraph-properties fo:text-align="center" style:justify-single-word="false"/>
      <style:text-properties style:font-name="ArialMT" fo:font-size="17pt" style:font-name-asian="ArialMT" style:font-size-asian="17pt" style:font-name-complex="ArialMT" style:font-size-complex="17pt"/>
    </style:style>
    <style:style style:name="P11" style:family="paragraph" style:parent-style-name="Standard">
      <style:paragraph-properties fo:text-align="start" style:justify-single-word="false"/>
      <style:text-properties style:font-name="ArialMT" fo:font-size="13pt" style:font-name-asian="ArialMT" style:font-size-asian="13pt" style:font-name-complex="ArialMT" style:font-size-complex="13pt"/>
    </style:style>
    <style:style style:name="P12" style:family="paragraph" style:parent-style-name="Standard">
      <style:paragraph-properties fo:text-align="start" style:justify-single-word="false"/>
      <style:text-properties style:font-name="ArialMT" fo:font-size="13pt" fo:font-weight="normal" style:font-name-asian="ArialMT" style:font-size-asian="13pt" style:font-weight-asian="normal" style:font-name-complex="ArialMT" style:font-size-complex="13pt" style:font-weight-complex="normal"/>
    </style:style>
    <style:style style:name="P13" style:family="paragraph" style:parent-style-name="Standard">
      <style:paragraph-properties fo:text-align="start" style:justify-single-word="false"/>
      <style:text-properties style:font-name="ArialMT" fo:font-size="12pt" fo:font-weight="normal"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start" style:justify-single-word="false"/>
      <style:text-properties style:font-name="ArialMT" fo:font-size="12pt" style:font-name-asian="ArialMT" style:font-size-asian="12pt" style:font-name-complex="ArialMT" style:font-size-complex="12pt"/>
    </style:style>
    <style:style style:name="P15" style:family="paragraph" style:parent-style-name="Standard">
      <style:paragraph-properties fo:text-align="start" style:justify-single-word="false"/>
      <style:text-properties style:font-name="Arial" fo:font-size="12pt" fo:font-weight="normal" style:font-name-asian="ArialMT" style:font-size-asian="12pt" style:font-weight-asian="normal" style:font-name-complex="ArialMT" style:font-size-complex="12pt" style:font-weight-complex="normal"/>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row>
          <table:table-cell table:style-name="Tabelle1.A1" office:value-type="string">
            <text:p text:style-name="P6">Kathrin Dernbecher</text:p>
          </table:table-cell>
          <table:table-cell table:style-name="Tabelle1.A1" office:value-type="string">
            <text:p text:style-name="P7">Medieninformatik </text:p>
          </table:table-cell>
          <table:table-cell table:style-name="Tabelle1.C1" office:value-type="date" office:date-value="2013-05-11">
            <text:p text:style-name="P8">11.05.13</text:p>
          </table:table-cell>
        </table:table-row>
        <table:table-row>
          <table:table-cell table:style-name="Tabelle1.A1" office:value-type="string">
            <text:p text:style-name="P6">Marlena Haake</text:p>
          </table:table-cell>
          <table:table-cell table:style-name="Tabelle1.A1" office:value-type="string">
            <text:p text:style-name="P7">Sommersemester 2013</text:p>
          </table:table-cell>
          <table:table-cell table:style-name="Tabelle1.A1" office:value-type="string">
            <text:p text:style-name="P6"/>
          </table:table-cell>
        </table:table-row>
        <table:table-row>
          <table:table-cell table:style-name="Tabelle1.A1" office:value-type="string">
            <text:p text:style-name="P6">Roland Jäger</text:p>
          </table:table-cell>
          <table:table-cell table:style-name="Tabelle1.A1" office:value-type="string">
            <text:p text:style-name="P5"/>
          </table:table-cell>
          <table:table-cell table:style-name="Tabelle1.A1" office:value-type="string">
            <text:p text:style-name="P6"/>
          </table:table-cell>
        </table:table-row>
      </table:table>
      <text:p text:style-name="P4">Senioren Persona </text:p>
      <text:p text:style-name="P1"/>
      <text:p text:style-name="P3">Senioren sind üblicherweise Menschen im Rentenalter oder Ruheständler. Sie sind über 65 Jahre alt und haben somit schon viel in ihrem Leben erlebt und getan. </text:p>
      <text:p text:style-name="P3"/>
      <text:p text:style-name="P3">Meist haben sie eine Vorliebe für gedeckte Farbe und empfinden schrille Farben als unangenehm. Sie mögen es lieber wenn die Sachen einfach und übersichtlich gestaltet sind, So dass man schnell die Zusammenhänge versteht.</text:p>
      <text:p text:style-name="P3">Ihnen ist in den meisten fällen Respekt sehr wichtig. Sie wollen nicht, dass man sich über sie lustig macht oder sie für blöd hält. Man sollte ihre Lebenserfahrung zu schätzen wissen und ihnen zuhören. <text:s text:c="2"/></text:p>
      <text:p text:style-name="P3"/>
      <text:p text:style-name="P3">Sie sind nicht so experimentierfreudig, deswegen mögen sie meist altbekannte Rezepte, die sie schon kennen, „Neumodischen Kram“ nehmen sie nur mit Skepsis an. Wenn es ums Kochen geht bevorzugen sie meist die einheimischen Gerichte mit denen sie selbst auch groß geworden sind. Sie benutzen gerne Regional erzeugte Lebensmittel und legen wert auf Qualität.</text:p>
      <text:p text:style-name="P3"/>
      <text:p text:style-name="P3">Senioren sind sind was das Kochen und die Benutzung der Küche angeht erfahrener als die meisten jüngeren Menschen. Was ihnen im Vergleich zu diesen fehlt ist die Anpassungsfähigkeit an die sich heute schnell entwickelnden digitalen Technologien. </text:p>
      <text:p text:style-name="P3">Körperlich sind sie nicht mehr so leistungsfähig wie sie in jungen Jahren waren z.B. sehen sie meistens nicht mehr so scharf und brauchen deswegen größere Texte und sehr auffällige Hinweise. Die meisten sind auch nicht mehr so schnell mit dem Denken und arbeiten mit den jahrelang geübten Routinen. Deswegen muss man sehr einfach und ausführlich beschreiben was zu welchem Zeitpunkt wie zu tun ist. Außerdem arbeiten sie meist ruhig und langsam und wollen die Möglichkeit haben Fehler korrigieren zu können, da sie diese meist nicht bewusst begangen haben. Sie können sich schnell überfordert oder verloren fühlen und brauchen deswegen häufig kleine Erfolgserlebnisse, die ihnen durch positives Feedback vermittelt werden. Falls sie einen Fehler begangen haben sollte dieser nicht nur als falsch gekennzeichnet sein, sondern auch ein Hinweis zur Lösung des Problems gegeben werden.</text:p>
      <text:p text:style-name="P2"/>
      <text:p text:style-name="P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elle2" table:style-name="Tabelle2">
        <table:table-column table:style-name="Tabelle2.A"/>
        <table:table-column table:style-name="Tabelle2.B"/>
        <table:table-column table:style-name="Tabelle2.C"/>
        <text:soft-page-break/>
        <table:table-row>
          <table:table-cell table:style-name="Tabelle2.A1" office:value-type="string">
            <text:p text:style-name="P6">Kathrin Dernbecher</text:p>
          </table:table-cell>
          <table:table-cell table:style-name="Tabelle2.A1" office:value-type="string">
            <text:p text:style-name="P7">Medieninformatik </text:p>
          </table:table-cell>
          <table:table-cell table:style-name="Tabelle2.C1" office:value-type="date" office:date-value="2013-05-11">
            <text:p text:style-name="P8">11.05.13</text:p>
          </table:table-cell>
        </table:table-row>
        <table:table-row>
          <table:table-cell table:style-name="Tabelle2.A1" office:value-type="string">
            <text:p text:style-name="P6">Marlena Haake</text:p>
          </table:table-cell>
          <table:table-cell table:style-name="Tabelle2.A1" office:value-type="string">
            <text:p text:style-name="P7">Sommersemester 2013</text:p>
          </table:table-cell>
          <table:table-cell table:style-name="Tabelle2.A1" office:value-type="string">
            <text:p text:style-name="P6"/>
          </table:table-cell>
        </table:table-row>
        <table:table-row>
          <table:table-cell table:style-name="Tabelle2.A1" office:value-type="string">
            <text:p text:style-name="P6">Roland Jäger</text:p>
          </table:table-cell>
          <table:table-cell table:style-name="Tabelle2.A1" office:value-type="string">
            <text:p text:style-name="P5"/>
          </table:table-cell>
          <table:table-cell table:style-name="Tabelle2.A1" office:value-type="string">
            <text:p text:style-name="P6"/>
          </table:table-cell>
        </table:table-row>
      </table:table>
      <text:p text:style-name="P10">Szenario der Küchenanwendung</text:p>
      <text:p text:style-name="P11">Name: Horst Herbert II.</text:p>
      <text:p text:style-name="P11">Alter: 67</text:p>
      <text:p text:style-name="P11">Wohnort: Entenhausen</text:p>
      <text:p text:style-name="P12"/>
      <text:p text:style-name="P12">Hintergrundgeschichte:</text:p>
      <text:p text:style-name="P15">Horst Herbert II. zog mit zwanzig in die nächstgrößere Stadt um eine Ausbildung zum Schornsteinfeger zu machen. Seine heimliche Leidenschaft ist allerdings seit jungen Jahren das Kochen. Seine Mutter sagte aber das wäre nur was für Mädchen und ließ ihn deswegen nie zusehen wenn sie mit seinen beiden Schwestern das Essen zubereitete. Mit 24 heiratete er Bruhnhilde die überhaupt kein Fan vom Kochen war. Deswegen konnte er von da an seine Leidenschaft fürs Kochen voll ausleben. Neben dem Kochen begeisterte er sich außerdem sehr für Comics.</text:p>
      <text:p text:style-name="P15">Mit Bruhnhilde bekam er auch zwei Kinder die inzwischen selbst schon Kinder haben.</text:p>
      <text:p text:style-name="P12"/>
      <text:p text:style-name="P12">Motivation zur Nutzung:</text:p>
      <text:p text:style-name="P13">Er möchte für seine Enkel ein guter Großvater sein und mit den neuen Technologien „up to date“ bleiben, um zu verstehen wovon sie reden und so mit ihnen ein weiteres Gesprächsthema zu haben und nicht unwissend nur zuhören zu müssen.</text:p>
      <text:p text:style-name="P13"/>
      <text:p text:style-name="P12">Ziele:</text:p>
      <text:p text:style-name="P12">Mit Browserspielen intuitiv umgehen zu können und somit die neue Technik ein Stück weit in ihrer Anwendung zu verstehen.</text:p>
      <text:p text:style-name="P12"/>
      <text:p text:style-name="P12">Bedürfnisse und Erwartungen:</text:p>
      <text:p text:style-name="P12">Seine Erwartungen sind, dass die Küche wie die aus einem sehr alten Comicheft aussieht und eingerichtet ist, die Rezepte größtenteils bekannt sind und somit einfach. Letztlich soll das Spiel nicht zu lange gehen, so dass er seinen Mittragschlaf nicht verpasst.</text:p>
      <text:p text:style-name="P12"/>
      <text:p text:style-name="P12">Frustration:</text:p>
      <text:p text:style-name="P12">„Wieso kann ich das Fleisch nicht mit Butter anbraten, das ist mein Hausrezept!“</text:p>
      <text:p text:style-name="P12"/>
      <text:p text:style-name="P12">Zitat: </text:p>
      <text:p text:style-name="P14">„Bingo ist nur was für scheint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3T07:55:20.92</meta:creation-date>
    <dc:date>2013-05-13T11:02:44.49</dc:date>
    <meta:editing-duration>PT1H25M41S</meta:editing-duration>
    <meta:editing-cycles>5</meta:editing-cycles>
    <meta:generator>OpenOffice.org/3.4.1$Win32 OpenOffice.org_project/341m1$Build-9593</meta:generator>
    <meta:document-statistic meta:table-count="2" meta:image-count="0" meta:object-count="0" meta:page-count="2" meta:paragraph-count="36" meta:word-count="576" meta:character-count="3784"/>
  </office:meta>
</office:document-meta>
</file>